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P2" style:family="paragraph" style:parent-style-name="Text_20_body" style:list-style-name="L1">
      <loext:graphic-properties draw:fill-hatch-name="hatch"/>
      <style:paragraph-properties fo:margin-top="0cm" fo:margin-bottom="0.25cm" style:contextual-spacing="false" fo:line-height="100%"/>
      <style:text-properties fo:font-size="14pt" officeooo:rsid="0028d6ad" officeooo:paragraph-rsid="0028d6ad" style:font-size-asian="14pt" style:font-size-complex="14pt"/>
    </style:style>
    <style:style style:name="P3" style:family="paragraph" style:parent-style-name="Text_20_body" style:list-style-name="L4">
      <loext:graphic-properties draw:fill-hatch-name="hatch"/>
      <style:paragraph-properties fo:margin-top="0cm" fo:margin-bottom="0.25cm" style:contextual-spacing="false" fo:line-height="100%"/>
      <style:text-properties fo:font-size="14pt" officeooo:rsid="0028d6ad" officeooo:paragraph-rsid="0028d6ad" style:font-size-asian="14pt" style:font-size-complex="14pt"/>
    </style:style>
    <style:style style:name="P4" style:family="paragraph" style:parent-style-name="Text_20_body">
      <loext:graphic-properties draw:fill-hatch-name="hatch"/>
      <style:paragraph-properties fo:margin-top="0.101cm" fo:margin-bottom="0.75cm" style:contextual-spacing="false" fo:line-height="200%"/>
      <style:text-properties fo:font-size="14pt" officeooo:rsid="0028d6ad" officeooo:paragraph-rsid="0028d6ad" style:font-size-asian="14pt" style:font-size-complex="14pt"/>
    </style:style>
    <style:style style:name="P5" style:family="paragraph" style:parent-style-name="Text_20_body">
      <loext:graphic-properties draw:fill-gradient-name="gradient" draw:fill-hatch-name="hatch"/>
      <style:paragraph-properties fo:margin-top="0.101cm" fo:margin-bottom="0.75cm" style:contextual-spacing="false" fo:line-height="200%"/>
      <style:text-properties fo:font-size="14pt" officeooo:paragraph-rsid="00463968" style:font-size-asian="14pt" style:font-size-complex="14pt"/>
    </style:style>
    <style:style style:name="P6" style:family="paragraph" style:parent-style-name="Text_20_body">
      <loext:graphic-properties draw:fill-gradient-name="gradient" draw:fill-hatch-name="hatch"/>
      <style:paragraph-properties fo:margin-top="0.101cm" fo:margin-bottom="0.75cm" style:contextual-spacing="false" fo:line-height="200%"/>
      <style:text-properties fo:font-size="14pt" officeooo:paragraph-rsid="00482d1e" style:font-size-asian="14pt" style:font-size-complex="14pt"/>
    </style:style>
    <style:style style:name="P7" style:family="paragraph" style:parent-style-name="Text_20_body">
      <loext:graphic-properties draw:fill-hatch-name="hatch"/>
      <style:paragraph-properties fo:margin-top="0.101cm" fo:margin-bottom="0.75cm" style:contextual-spacing="false" fo:line-height="200%" fo:break-before="page"/>
      <style:text-properties fo:font-size="14pt" officeooo:paragraph-rsid="00482d1e" style:font-size-asian="14pt" style:font-size-complex="14pt"/>
    </style:style>
    <style:style style:name="P8" style:family="paragraph" style:parent-style-name="Text_20_body">
      <loext:graphic-properties draw:fill-gradient-name="gradient" draw:fill-hatch-name="hatch"/>
      <style:paragraph-properties fo:margin-top="0.101cm" fo:margin-bottom="0.75cm" style:contextual-spacing="false" fo:line-height="200%"/>
      <style:text-properties fo:font-size="14pt" officeooo:paragraph-rsid="0048d0b6" style:font-size-asian="14pt" style:font-size-complex="14pt"/>
    </style:style>
    <style:style style:name="P9" style:family="paragraph" style:parent-style-name="Text_20_body">
      <loext:graphic-properties draw:fill-hatch-name="hatch"/>
      <style:paragraph-properties fo:margin-top="0.101cm" fo:margin-bottom="0.101cm" style:contextual-spacing="false" fo:line-height="200%" fo:break-before="page"/>
      <style:text-properties fo:font-size="14pt" officeooo:paragraph-rsid="00498af1" style:font-size-asian="14pt" style:font-size-complex="14pt"/>
    </style:style>
    <style:style style:name="P10" style:family="paragraph" style:parent-style-name="Text_20_body">
      <loext:graphic-properties draw:fill-gradient-name="gradient" draw:fill-hatch-name="hatch"/>
      <style:paragraph-properties fo:margin-top="0.101cm" fo:margin-bottom="0.75cm" style:contextual-spacing="false" fo:line-height="200%"/>
      <style:text-properties fo:font-size="14pt" officeooo:paragraph-rsid="0036d78e" style:font-size-asian="14pt" style:font-size-complex="14pt"/>
    </style:style>
    <style:style style:name="P11" style:family="paragraph" style:parent-style-name="Text_20_body">
      <loext:graphic-properties draw:fill-hatch-name="hatch"/>
      <style:paragraph-properties fo:margin-top="0.101cm" fo:margin-bottom="0.101cm" style:contextual-spacing="false" fo:line-height="150%"/>
      <style:text-properties fo:font-size="14pt" officeooo:paragraph-rsid="00463968" style:font-size-asian="14pt" style:font-size-complex="14pt"/>
    </style:style>
    <style:style style:name="P12" style:family="paragraph" style:parent-style-name="Text_20_body">
      <loext:graphic-properties draw:fill-gradient-name="gradient" draw:fill-hatch-name="hatch"/>
      <style:paragraph-properties fo:margin-top="0cm" fo:margin-bottom="0.75cm" style:contextual-spacing="false" fo:line-height="200%"/>
      <style:text-properties officeooo:paragraph-rsid="00463968"/>
    </style:style>
    <style:style style:name="P13" style:family="paragraph" style:parent-style-name="Text_20_body">
      <loext:graphic-properties draw:fill-gradient-name="gradient" draw:fill-hatch-name="hatch"/>
      <style:paragraph-properties fo:margin-top="0.101cm" fo:margin-bottom="0.75cm" style:contextual-spacing="false" fo:line-height="200%"/>
      <style:text-properties officeooo:paragraph-rsid="00463968"/>
    </style:style>
    <style:style style:name="P14" style:family="paragraph" style:parent-style-name="Text_20_body">
      <style:paragraph-properties fo:margin-top="0.101cm" fo:margin-bottom="0.75cm" style:contextual-spacing="false" fo:line-height="200%"/>
      <style:text-properties officeooo:paragraph-rsid="00482d1e"/>
    </style:style>
    <style:style style:name="P15" style:family="paragraph" style:parent-style-name="Text_20_body">
      <loext:graphic-properties draw:fill-hatch-name="hatch"/>
      <style:paragraph-properties fo:margin-top="0.101cm" fo:margin-bottom="0.75cm" style:contextual-spacing="false" fo:line-height="200%"/>
      <style:text-properties officeooo:paragraph-rsid="00482d1e"/>
    </style:style>
    <style:style style:name="P16" style:family="paragraph" style:parent-style-name="Text_20_body">
      <loext:graphic-properties draw:fill-hatch-name="hatch"/>
      <style:paragraph-properties fo:margin-top="0.101cm" fo:margin-bottom="0.101cm" style:contextual-spacing="false" fo:line-height="150%"/>
      <style:text-properties fo:font-size="12pt" fo:font-weight="normal" officeooo:paragraph-rsid="00463968" style:font-size-asian="12pt" style:font-weight-asian="normal" style:font-size-complex="12pt" style:font-weight-complex="normal"/>
    </style:style>
    <style:style style:name="P17" style:family="paragraph" style:parent-style-name="Text_20_body">
      <loext:graphic-properties draw:fill-hatch-name="hatch"/>
      <style:paragraph-properties fo:margin-top="0.101cm" fo:margin-bottom="0.499cm" style:contextual-spacing="false" fo:line-height="100%"/>
      <style:text-properties officeooo:paragraph-rsid="00482d1e"/>
    </style:style>
    <style:style style:name="P18" style:family="paragraph" style:parent-style-name="Text_20_body">
      <style:paragraph-properties fo:line-height="150%"/>
    </style:style>
    <style:style style:name="P19" style:family="paragraph" style:parent-style-name="Text_20_body" style:list-style-name="L3">
      <style:paragraph-properties fo:line-height="150%"/>
    </style:style>
    <style:style style:name="P20" style:family="paragraph" style:parent-style-name="Text_20_body" style:master-page-name="">
      <loext:graphic-properties draw:fill="none" draw:fill-hatch-name="hatch"/>
      <style:paragraph-properties fo:margin-left="2cm" fo:margin-right="0cm" fo:margin-top="0.101cm" fo:margin-bottom="0.101cm" style:contextual-spacing="false" fo:line-height="200%" fo:text-indent="-1cm" style:auto-text-indent="false" style:page-number="auto" fo:background-color="transparent"/>
      <style:text-properties fo:font-variant="normal" fo:text-transform="none" fo:color="#202124" loext:opacity="100%" style:font-name="Liberation Serif" fo:font-size="14pt" fo:letter-spacing="normal" fo:font-style="italic" fo:font-weight="bold" officeooo:paragraph-rsid="00502dbc" style:font-size-asian="14pt" style:font-style-asian="italic" style:font-weight-asian="bold" style:font-size-complex="14pt" style:font-style-complex="italic" style:font-weight-complex="bold"/>
    </style:style>
    <style:style style:name="P21" style:family="paragraph" style:parent-style-name="Text_20_body" style:master-page-name="">
      <loext:graphic-properties draw:fill="none" draw:fill-hatch-name="hatch"/>
      <style:paragraph-properties fo:margin-left="0cm" fo:margin-right="0cm" fo:margin-top="0.101cm" fo:margin-bottom="0.101cm" style:contextual-spacing="false" fo:line-height="200%" fo:text-indent="0cm" style:auto-text-indent="false" style:page-number="auto" fo:background-color="transparent"/>
      <style:text-properties fo:font-variant="normal" fo:text-transform="none" fo:color="#202124" loext:opacity="100%" style:font-name="Liberation Serif" fo:font-size="14pt" fo:letter-spacing="normal" fo:font-style="normal" fo:font-weight="normal" officeooo:rsid="00502dbc" officeooo:paragraph-rsid="00502dbc" style:font-size-asian="14pt" style:font-style-asian="normal" style:font-weight-asian="normal" style:font-size-complex="14pt" style:font-style-complex="normal" style:font-weight-complex="normal"/>
    </style:style>
    <style:style style:name="P22" style:family="paragraph" style:parent-style-name="Text_20_body">
      <loext:graphic-properties draw:fill="none" draw:fill-hatch-name="hatch"/>
      <style:paragraph-properties fo:margin-left="0cm" fo:margin-right="0cm" fo:margin-top="0.101cm" fo:margin-bottom="0.101cm" style:contextual-spacing="false" fo:line-height="200%" fo:text-indent="0cm" style:auto-text-indent="false" fo:background-color="transparent"/>
      <style:text-properties fo:font-variant="normal" fo:text-transform="none" fo:color="#202124" loext:opacity="100%" style:font-name="Liberation Serif" fo:font-size="14pt" fo:letter-spacing="normal" fo:font-style="normal" fo:font-weight="normal" officeooo:rsid="005033b1" officeooo:paragraph-rsid="005033b1" style:font-size-asian="14pt" style:font-style-asian="normal" style:font-weight-asian="normal" style:font-size-complex="14pt" style:font-style-complex="normal" style:font-weight-complex="normal"/>
    </style:style>
    <style:style style:name="P23" style:family="paragraph" style:parent-style-name="Text_20_body">
      <loext:graphic-properties draw:fill="none" draw:fill-hatch-name="hatch"/>
      <style:paragraph-properties fo:margin-left="0cm" fo:margin-right="0cm" fo:margin-top="0.101cm" fo:margin-bottom="0.101cm" style:contextual-spacing="false" fo:line-height="200%" fo:text-indent="0cm" style:auto-text-indent="false" fo:background-color="transparent"/>
      <style:text-properties fo:font-variant="normal" fo:text-transform="none" fo:color="#202124" loext:opacity="100%" style:font-name="Liberation Serif" fo:font-size="14pt" fo:letter-spacing="normal" fo:font-style="normal" fo:font-weight="normal" officeooo:rsid="00511a07" officeooo:paragraph-rsid="00511a07" style:font-size-asian="14pt" style:font-style-asian="normal" style:font-weight-asian="normal" style:font-size-complex="14pt" style:font-style-complex="normal" style:font-weight-complex="normal"/>
    </style:style>
    <style:style style:name="T1" style:family="text">
      <style:text-properties officeooo:rsid="003f303a"/>
    </style:style>
    <style:style style:name="T2" style:family="text">
      <style:text-properties officeooo:rsid="001c3ee7"/>
    </style:style>
    <style:style style:name="T3" style:family="text">
      <style:text-properties officeooo:rsid="0025b437"/>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25b437" style:font-weight-asian="bold" style:font-weight-complex="bold"/>
    </style:style>
    <style:style style:name="T7" style:family="text">
      <style:text-properties fo:font-weight="bold" officeooo:rsid="002fe488" style:font-weight-asian="bold" style:font-weight-complex="bold"/>
    </style:style>
    <style:style style:name="T8" style:family="text">
      <style:text-properties fo:font-size="14pt" style:font-size-asian="14pt" style:font-size-complex="14pt"/>
    </style:style>
    <style:style style:name="T9" style:family="text">
      <style:text-properties fo:font-size="14pt" officeooo:rsid="00463968" style:font-size-asian="14pt" style:font-size-complex="14pt"/>
    </style:style>
    <style:style style:name="T10" style:family="text">
      <style:text-properties fo:font-size="14pt" officeooo:rsid="0048d0b6"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fo:font-style="normal" fo:font-weight="bold" style:font-size-asian="14pt" style:font-style-asian="normal" style:font-weight-asian="bold" style:font-size-complex="14pt" style:font-style-complex="normal" style:font-weight-complex="bold"/>
    </style:style>
    <style:style style:name="T13"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3dea23" style:font-weight-asian="normal" style:font-weight-complex="normal"/>
    </style:style>
    <style:style style:name="T16" style:family="text">
      <style:text-properties fo:font-weight="normal" officeooo:rsid="0048d0b6" style:font-weight-asian="normal" style:font-weight-complex="normal"/>
    </style:style>
    <style:style style:name="T17" style:family="text">
      <style:text-properties officeooo:rsid="004783fa"/>
    </style:style>
    <style:style style:name="T18" style:family="text">
      <style:text-properties fo:font-size="12pt" fo:font-weight="normal" officeooo:rsid="0025b437" style:font-size-asian="12pt" style:font-weight-asian="normal" style:font-size-complex="12pt" style:font-weight-complex="normal"/>
    </style:style>
    <style:style style:name="T19" style:family="text">
      <style:text-properties fo:font-size="12pt" fo:font-weight="normal" officeooo:rsid="00502dbc" style:font-size-asian="12pt" style:font-weight-asian="normal" style:font-size-complex="12pt" style:font-weight-complex="normal"/>
    </style:style>
    <style:style style:name="T20" style:family="text">
      <style:text-properties officeooo:rsid="00482d1e"/>
    </style:style>
    <style:style style:name="T21" style:family="text">
      <style:text-properties officeooo:rsid="0048d0b6"/>
    </style:style>
    <style:style style:name="T22" style:family="text">
      <style:text-properties officeooo:rsid="005033b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3">Call to Worship (1 Thessalonians 5:16-18) / Opening prayer (John A)</text:span></text:p>
      <text:p text:style-name="P18">Praise: <text:span text:style-name="Emphasis">Joy To The World</text:span></text:p>
      <text:p text:style-name="P18">Bible Reading: Galatians 4:1-7 (Tim A)</text:p>
      <text:p text:style-name="P18">Announcements (JA)</text:p>
      <text:p text:style-name="P18">Sunday School (Mook L)</text:p>
      <text:p text:style-name="P18">Praise: <text:span text:style-name="Emphasis">I Am Not My Own</text:span></text:p>
      <text:p text:style-name="P18">Prayer for the church and the world  (ML)</text:p>
      <text:p text:style-name="P18">Bible reading: Luke 2:1-7 (JA)</text:p>
      <text:p text:style-name="P18">Praise: <text:span text:style-name="Emphasis">Away In A Manger</text:span></text:p>
      <text:p text:style-name="P18">Sermon: “IN HIS WAY AND TIMING” (ML)</text:p>
      <text:p text:style-name="P18">Praise: Your Will Be Done</text:p>
      <text:p text:style-name="P18">Benediction (ML)</text:p>
      <text:p text:style-name="P18"/>
      <text:p text:style-name="P18"><text:span text:style-name="Strong_20_Emphasis">Sermon Outline</text:span></text:p>
      <text:p text:style-name="P18">“IN HIS WAY AND TIMING”   (Luke 2:1-7)</text:p>
      <text:p text:style-name="P18">Introduction</text:p>
      <text:list text:style-name="L3">
        <text:list-item>
          <text:p text:style-name="P19">The Sovereignty of God</text:p>
        </text:list-item>
        <text:list-item>
          <text:p text:style-name="P19">In the fullness of time</text:p>
        </text:list-item>
        <text:list-item>
          <text:p text:style-name="P19">What can overthrow God’s plan?</text:p>
        </text:list-item>
      </text:list>
      <text:p text:style-name="P18">Conclusion</text:p>
      <text:p text:style-name="P11"><text:span text:style-name="T6"/></text:p>
      <text:p text:style-name="P7"><text:span text:style-name="T6">Call to Worship</text:span><text:span text:style-name="T3"> </text:span><text:span text:style-name="T18">(1 Thessalonians 5:16-18) / Opening prayer (John A)</text:span></text:p>
      <text:p text:style-name="P6"><text:span text:style-name="T5">Praise: </text:span><text:span text:style-name="Emphasis"><text:span text:style-name="T14"><text:s/>Joy To The World</text:span></text:span></text:p>
      <text:p text:style-name="P15"><text:span text:style-name="Emphasis"><text:span text:style-name="T12">Bible Reading: </text:span></text:span><text:span text:style-name="Emphasis"><text:span text:style-name="T13">Galatians 4:1-7 (Tim A)</text:span></text:span></text:p>
      <text:p text:style-name="P17"><text:span text:style-name="T11">Announcements</text:span><text:span text:style-name="T8"> (John A)</text:span></text:p>
      <text:list text:style-name="L1">
        <text:list-item>
          <text:p text:style-name="P2">Morning Tea and fellowship after the service</text:p>
        </text:list-item>
      </text:list>
      <text:list text:style-name="L4">
        <text:list-item>
          <text:p text:style-name="P3"/>
        </text:list-item>
        <text:list-item>
          <text:p text:style-name="P3"/>
        </text:list-item>
      </text:list>
      <text:p text:style-name="P4"/>
      <text:p text:style-name="P14"><text:span text:style-name="Emphasis"><text:span text:style-name="T12">Sunday School:</text:span></text:span><text:span text:style-name="Emphasis"><text:span text:style-name="T13"> (Mook L)</text:span></text:span></text:p>
      <text:p text:style-name="P5"><text:span text:style-name="T5">Praise: </text:span><text:span text:style-name="Emphasis"><text:span text:style-name="T15">I Am Not My Own</text:span></text:span></text:p>
      <text:p text:style-name="P10"><text:span text:style-name="T5">Prayer for the church and the world:</text:span> (<text:span text:style-name="T20">Mook </text:span><text:span text:style-name="T21">L</text:span>)</text:p>
      <text:p text:style-name="P8"><text:span text:style-name="T7">B</text:span><text:span text:style-name="T5">ible Reading: </text:span><text:span text:style-name="T14">Luke 2:1-7 (J</text:span><text:span text:style-name="T16">ohn </text:span><text:span text:style-name="T14">A)</text:span></text:p>
      <text:p text:style-name="P8"><text:span text:style-name="T5">Praise:</text:span> <text:span text:style-name="T4">Away In A Manger (offering)</text:span></text:p>
      <text:p text:style-name="P13"><text:span text:style-name="T11">Sermon:</text:span><text:span text:style-name="T8"> “IN HIS WAY AND TIMING” (M</text:span><text:span text:style-name="T10">ook </text:span><text:span text:style-name="T8">L)</text:span></text:p>
      <text:p text:style-name="P8"><text:span text:style-name="T5">Praise:</text:span> <text:span text:style-name="Emphasis">Your Will Be Done</text:span></text:p>
      <text:p text:style-name="P12"><text:span text:style-name="T11">Benediction</text:span><text:span text:style-name="T8"> (</text:span><text:span text:style-name="T9">M</text:span><text:span text:style-name="T10">ook L</text:span><text:span text:style-name="T8">)</text:span></text:p>
      <text:p text:style-name="P9"><text:span text:style-name="T18">Opening prayer </text:span><text:span text:style-name="T19">(</text:span><text:span text:style-name="T18">1 Thessalonians 5:16-18</text:span><text:span text:style-name="T19">)</text:span></text:p>
      <text:p text:style-name="P20"><text:span text:style-name="T3">16 Rejoice always, pray without ceasing, give thanks in all circumstances; for this is the will of God in Christ Jesus for you. </text:span></text:p>
      <text:p text:style-name="P21">Father God, we have gathered together today because we have a real reason to rejoice, for we celebrate Jesus, God the Son, Who is eternally with You, <text:span text:style-name="T22">outside of time, </text:span>but Who came <text:span text:style-name="T22">into this world </text:span>as a baby, <text:span text:style-name="T22">to live as we do and then to take the penalty for our sinfulness by dying on the Cross.</text:span></text:p>
      <text:p text:style-name="P22">We give You thanks that death could not hold Him, for He rose to eternal life again on the third day, and has given us His righteousness, so that we may live free of the burden of sin.</text:p>
      <text:p text:style-name="P22">We thank You that You called us back to Yourself so that we can have real fellowship with You Who made us as relating people, not as isolated individuals.</text:p>
      <text:p text:style-name="P22">We thank You that we may approach the throne of grace whenever we are in need (which is all the time). Jesus our eternal High Priest speaks for us, so that we can pray and be heard.</text:p>
      <text:p text:style-name="P23">So we commit this time of praise, worship, prayer, reading of Your Word and fellowship with one another, so that Jesus may be lifted up and His Name be magnified among us today. In His Precious Name we pray, Amen.</text:p>
      <text:p text:style-name="P23">Let us now stand to Rejoice in the words of our first song:</text:p>
      <text:p text:style-name="P23"><text:s/>Joy to the World, the Lord is Co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4783fa"/>
    </style:style>
    <style:style style:name="MT2" style:family="text">
      <style:text-properties officeooo:rsid="003f303a"/>
    </style:style>
    <style:style style:name="MT3" style:family="text">
      <style:text-properties officeooo:rsid="001c3ee7"/>
    </style:style>
    <style:page-layout style:name="Mpm1">
      <style:page-layout-properties fo:page-width="21.001cm" fo:page-height="29.7cm" style:num-format="1" style:print-orientation="portrait" fo:margin-top="0.265cm" fo:margin-bottom="0.441cm" fo:margin-left="2cm" fo:margin-right="1.60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10</text:span><text:span text:style-name="MT2">th</text:span> <text:span text:style-name="MT1">November</text:span> 202<text:span text:style-name="MT3">4</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4-11-09T21:25:29.705978909</dc:date>
    <meta:editing-duration>PT5H27M48S</meta:editing-duration>
    <meta:editing-cycles>43</meta:editing-cycles>
    <meta:generator>LibreOffice/24.2.6.2$Linux_X86_64 LibreOffice_project/420$Build-2</meta:generator>
    <meta:print-date>2024-11-09T20:54:42.074526580</meta:print-date>
    <meta:document-statistic meta:table-count="0" meta:image-count="0" meta:object-count="0" meta:page-count="3" meta:paragraph-count="44" meta:word-count="433" meta:character-count="2286" meta:non-whitespace-character-count="1895"/>
  </office:meta>
</office:document-meta>
</file>